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75882454973459" calcext:value-type="float">
            <text:p>0.475882454973459</text:p>
          </table:table-cell>
          <table:table-cell office:value-type="float" office:value="0.521190259826487" calcext:value-type="float">
            <text:p>0.521190259826487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0428291736312" calcext:value-type="float">
            <text:p>0.210428291736312</text:p>
          </table:table-cell>
          <table:table-cell office:value-type="float" office:value="0.30375426986091" calcext:value-type="float">
            <text:p>0.3037542698609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69826374720373" calcext:value-type="float">
            <text:p>0.269826374720373</text:p>
          </table:table-cell>
          <table:table-cell office:value-type="float" office:value="0.403922955529415" calcext:value-type="float">
            <text:p>0.40392295552941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38209764688492" calcext:value-type="float">
            <text:p>0.438209764688492</text:p>
          </table:table-cell>
          <table:table-cell office:value-type="float" office:value="0.482504550854191" calcext:value-type="float">
            <text:p>0.48250455085419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43174417124787" calcext:value-type="float">
            <text:p>0.443174417124787</text:p>
          </table:table-cell>
          <table:table-cell table:style-name="ce2" office:value-type="float" office:value="0.551382346773319" calcext:value-type="float">
            <text:p>0.551382346773319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94054297998185" calcext:value-type="float">
            <text:p>0.394054297998185</text:p>
          </table:table-cell>
          <table:table-cell office:value-type="float" office:value="0.416585910438571" calcext:value-type="float">
            <text:p>0.41658591043857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7])" office:value-type="float" office:value="0.475882454973459" calcext:value-type="float">
            <text:p>0.475882454973459</text:p>
          </table:table-cell>
          <table:table-cell table:style-name="Default" table:formula="of:=MAX([.G2:.G7])" office:value-type="float" office:value="0.551382346773319" calcext:value-type="float">
            <text:p>0.551382346773319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0:46:00.004664724</dc:date>
    <meta:editing-duration>PT42S</meta:editing-duration>
    <meta:editing-cycles>1</meta:editing-cycles>
    <meta:generator>LibreOffice/6.0.7.3$Linux_X86_64 LibreOffice_project/00m0$Build-3</meta:generator>
    <meta:document-statistic meta:table-count="1" meta:cell-count="71" meta:object-count="0"/>
  </office:meta>
</office:document-meta>
</file>